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0.4917in" fo:text-align="left" style:justify-single-word="false" fo:text-indent="0.4917in" style:auto-text-indent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Standard">
      <style:paragraph-properties fo:margin-left="0.25in" fo:text-align="center" style:justify-single-word="false"/>
    </style:style>
    <style:style style:name="P4" style:family="paragraph" style:parent-style-name="Heading_20_3">
      <style:text-properties style:font-name-asian="Times New Roman1" style:language-asian="cs" style:country-asian="CZ"/>
    </style:style>
    <style:style style:name="P5" style:family="paragraph" style:parent-style-name="Standard">
      <style:text-properties fo:font-weight="normal" style:font-name-asian="Times New Roman1" style:language-asian="cs" style:country-asian="CZ" style:font-weight-asian="normal" style:font-weight-complex="normal"/>
    </style:style>
    <style:style style:name="P6" style:family="paragraph" style:parent-style-name="Normal_20__28_Web_29_">
      <style:paragraph-properties fo:margin-top="0in" fo:margin-bottom="0.111in" style:contextual-spacing="false"/>
    </style:style>
    <style:style style:name="P7" style:family="paragraph" style:parent-style-name="Normal_20__28_Web_29_" style:list-style-name="WWNum1">
      <style:paragraph-properties fo:margin-top="0in" fo:margin-bottom="0.111in" style:contextual-spacing="false"/>
    </style:style>
    <style:style style:name="P8" style:family="paragraph" style:parent-style-name="Normal_20__28_Web_29_">
      <style:paragraph-properties fo:margin-left="0.5in" fo:margin-top="0in" fo:margin-bottom="0.111in" style:contextual-spacing="false"/>
      <style:text-properties fo:color="#000000" loext:opacity="100%" style:font-name="Calibri1" fo:font-size="1pt" style:font-size-asian="1pt" style:font-name-complex="Calibri2" style:font-size-complex="11pt"/>
    </style:style>
    <style:style style:name="P9" style:family="paragraph" style:parent-style-name="Normal_20__28_Web_29_" style:list-style-name="WWNum1">
      <style:paragraph-properties fo:margin-top="0in" fo:margin-bottom="0.111in" style:contextual-spacing="false"/>
      <style:text-properties fo:font-weight="normal" fo:background-color="transparent" style:font-weight-asian="normal" style:font-weight-complex="normal"/>
    </style:style>
    <style:style style:name="P10" style:family="paragraph" style:parent-style-name="Standard">
      <style:paragraph-properties fo:line-height="100%"/>
    </style:style>
    <style:style style:name="P11" style:family="paragraph" style:parent-style-name="Standard">
      <style:paragraph-properties fo:line-height="100%"/>
      <style:text-properties fo:color="#000000" loext:opacity="100%" style:font-name="Calibri1" fo:font-size="1pt" style:font-name-asian="Times New Roman1" style:font-size-asian="1pt" style:language-asian="cs" style:country-asian="CZ" style:font-name-complex="Calibri2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name-asian="Times New Roman1" style:font-size-asian="12pt" style:language-asian="cs" style:country-asian="CZ" style:font-name-complex="Times New Roman1" style:font-size-complex="12pt"/>
    </style:style>
    <style:style style:name="P13" style:family="paragraph" style:parent-style-name="Standard" style:list-style-name="WWNum2">
      <style:paragraph-properties fo:margin-top="0in" fo:margin-bottom="0in" style:contextual-spacing="false" fo:line-height="100%" style:vertical-align="baseline"/>
    </style:style>
    <style:style style:name="P14" style:family="paragraph" style:parent-style-name="Standard">
      <style:paragraph-properties fo:margin-left="0.5in" fo:margin-top="0in" fo:margin-bottom="0in" style:contextual-spacing="false" fo:line-height="100%" style:vertical-align="baseline"/>
      <style:text-properties fo:color="#000000" loext:opacity="100%" fo:font-size="3pt" style:font-name-asian="Times New Roman1" style:font-size-asian="3pt" style:language-asian="cs" style:country-asian="CZ" style:font-name-complex="Calibri2"/>
    </style:style>
    <style:style style:name="P15" style:family="paragraph" style:parent-style-name="Standard">
      <style:paragraph-properties fo:margin-top="0in" fo:margin-bottom="0in" style:contextual-spacing="false" fo:line-height="100%" style:vertical-align="baseline"/>
      <style:text-properties fo:color="#000000" loext:opacity="100%" fo:font-size="3pt" style:font-name-asian="Times New Roman1" style:font-size-asian="3pt" style:language-asian="cs" style:country-asian="CZ" style:font-name-complex="Calibri2"/>
    </style:style>
    <style:style style:name="P16" style:family="paragraph" style:parent-style-name="Standard" style:list-style-name="WWNum2">
      <style:paragraph-properties fo:line-height="100%" style:vertical-align="baseline"/>
    </style:style>
    <style:style style:name="P17" style:family="paragraph" style:parent-style-name="Standard" style:list-style-name="WWNum2">
      <style:paragraph-properties fo:line-height="100%" style:vertical-align="baseline"/>
      <style:text-properties officeooo:paragraph-rsid="000acf27" fo:background-color="transparent"/>
    </style:style>
    <style:style style:name="P18" style:family="paragraph" style:parent-style-name="Standard">
      <style:paragraph-properties fo:margin-left="0.5in" fo:line-height="100%" style:vertical-align="baseline"/>
      <style:text-properties fo:color="#000000" loext:opacity="100%" fo:font-size="8pt" style:font-name-asian="Times New Roman1" style:font-size-asian="8pt" style:language-asian="cs" style:country-asian="CZ" style:font-name-complex="Calibri2"/>
    </style:style>
    <style:style style:name="P19" style:family="paragraph" style:parent-style-name="List_20_Paragraph" style:list-style-name="WWNum7">
      <style:paragraph-properties fo:line-height="100%"/>
    </style:style>
    <style:style style:name="P20" style:family="paragraph" style:parent-style-name="List_20_Paragraph">
      <style:paragraph-properties fo:line-height="100%"/>
      <style:text-properties fo:color="#000000" loext:opacity="100%" fo:font-size="3pt" style:font-name-asian="Times New Roman1" style:font-size-asian="3pt" style:language-asian="cs" style:country-asian="CZ" style:font-name-complex="Calibri2"/>
    </style:style>
    <style:style style:name="P21" style:family="paragraph" style:parent-style-name="List_20_Paragraph">
      <style:paragraph-properties fo:line-height="100%"/>
      <style:text-properties fo:font-size="3pt" style:font-name-asian="Times New Roman1" style:font-size-asian="3pt" style:language-asian="cs" style:country-asian="CZ" style:font-name-complex="Calibri2"/>
    </style:style>
    <style:style style:name="P22" style:family="paragraph" style:parent-style-name="List_20_Paragraph" style:list-style-name="WWNum7">
      <style:paragraph-properties fo:margin-top="0in" fo:margin-bottom="0in" style:contextual-spacing="true" fo:line-height="100%"/>
    </style:style>
    <style:style style:name="P23" style:family="paragraph" style:parent-style-name="Standard">
      <style:paragraph-properties fo:line-height="100%"/>
      <style:text-properties fo:color="#000000" loext:opacity="100%" fo:font-weight="bold" officeooo:rsid="000ae00d" officeooo:paragraph-rsid="000ae00d" style:font-name-asian="Times New Roman1" style:language-asian="cs" style:country-asian="CZ" style:font-weight-asian="bold" style:font-name-complex="Calibri2" style:font-weight-complex="bold"/>
    </style:style>
    <style:style style:name="P24" style:family="paragraph" style:parent-style-name="Standard" style:list-style-name="L1">
      <style:paragraph-properties fo:line-height="100%"/>
      <style:text-properties fo:color="#000000" loext:opacity="100%" fo:font-weight="normal" officeooo:rsid="000ae00d" officeooo:paragraph-rsid="000ae00d" style:font-name-asian="Times New Roman1" style:language-asian="cs" style:country-asian="CZ" style:font-weight-asian="normal" style:font-name-complex="Calibri2" style:font-weight-complex="normal"/>
    </style:style>
    <style:style style:name="P25" style:family="paragraph" style:parent-style-name="Standard">
      <style:paragraph-properties fo:line-height="100%"/>
      <style:text-properties fo:color="#000000" loext:opacity="100%" fo:font-weight="normal" officeooo:rsid="000ae00d" officeooo:paragraph-rsid="000ae00d" style:font-name-asian="Times New Roman1" style:language-asian="cs" style:country-asian="CZ" style:font-weight-asian="normal" style:font-name-complex="Calibri2" style:font-weight-complex="normal"/>
    </style:style>
    <style:style style:name="P26" style:family="paragraph" style:parent-style-name="Standard" style:list-style-name="WWNum3">
      <style:paragraph-properties fo:margin-top="0in" fo:margin-bottom="0in" style:contextual-spacing="false" fo:line-height="100%" style:vertical-align="baseline"/>
    </style:style>
    <style:style style:name="P27" style:family="paragraph" style:parent-style-name="Standard">
      <style:paragraph-properties fo:margin-left="0.5in" fo:margin-top="0in" fo:margin-bottom="0in" style:contextual-spacing="false" fo:line-height="100%" style:vertical-align="baseline"/>
      <style:text-properties fo:color="#000000" loext:opacity="100%" fo:font-size="3pt" fo:font-style="italic" fo:font-weight="bold" style:font-name-asian="Times New Roman1" style:font-size-asian="3pt" style:language-asian="cs" style:country-asian="CZ" style:font-style-asian="italic" style:font-weight-asian="bold" style:font-name-complex="Calibri2" style:font-style-complex="italic" style:font-weight-complex="bold"/>
    </style:style>
    <style:style style:name="P28" style:family="paragraph" style:parent-style-name="Standard" style:list-style-name="WWNum3">
      <style:paragraph-properties fo:line-height="100%" style:vertical-align="baseline"/>
    </style:style>
    <style:style style:name="P29" style:family="paragraph" style:parent-style-name="Standard" style:list-style-name="WWNum4">
      <style:paragraph-properties fo:margin-top="0in" fo:margin-bottom="0in" style:contextual-spacing="false" fo:line-height="100%" style:vertical-align="baseline"/>
    </style:style>
    <style:style style:name="P30" style:family="paragraph" style:parent-style-name="Standard" style:list-style-name="WWNum4">
      <style:paragraph-properties fo:line-height="100%" style:vertical-align="baseline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style:font-name-asian="Times New Roman1" style:language-asian="cs" style:country-asian="CZ" style:font-name-complex="Calibri2"/>
    </style:style>
    <style:style style:name="P32" style:family="paragraph" style:parent-style-name="Standard">
      <style:paragraph-properties fo:line-height="100%"/>
      <style:text-properties fo:color="#000000" loext:opacity="100%" fo:font-size="1pt" style:font-name-asian="Times New Roman1" style:font-size-asian="1pt" style:language-asian="cs" style:country-asian="CZ" style:font-name-complex="Calibri2" style:font-weight-complex="bold"/>
    </style:style>
    <style:style style:name="P33" style:family="paragraph" style:parent-style-name="List_20_Paragraph" style:list-style-name="WWNum8">
      <style:paragraph-properties fo:line-height="100%"/>
    </style:style>
    <style:style style:name="P34" style:family="paragraph" style:parent-style-name="Standard" style:list-style-name="WWNum5">
      <style:paragraph-properties fo:margin-top="0in" fo:margin-bottom="0in" style:contextual-spacing="false" fo:line-height="100%" style:vertical-align="baseline"/>
    </style:style>
    <style:style style:name="P35" style:family="paragraph" style:parent-style-name="Standard">
      <style:paragraph-properties fo:margin-left="0.5in" fo:margin-top="0in" fo:margin-bottom="0in" style:contextual-spacing="false" fo:line-height="100%" style:vertical-align="baseline"/>
      <style:text-properties fo:color="#000000" loext:opacity="100%" fo:font-size="3pt" fo:font-weight="bold" style:font-name-asian="Times New Roman1" style:font-size-asian="3pt" style:language-asian="cs" style:country-asian="CZ" style:font-weight-asian="bold" style:font-name-complex="Calibri2"/>
    </style:style>
    <style:style style:name="P36" style:family="paragraph" style:parent-style-name="Standard" style:list-style-name="WWNum5">
      <style:paragraph-properties fo:line-height="100%" style:vertical-align="baseline"/>
    </style:style>
    <style:style style:name="P37" style:family="paragraph" style:parent-style-name="List_20_Paragraph" style:list-style-name="WWNum9">
      <style:paragraph-properties fo:line-height="100%"/>
    </style:style>
    <style:style style:name="P38" style:family="paragraph" style:parent-style-name="Standard">
      <style:paragraph-properties fo:line-height="100%"/>
      <style:text-properties fo:color="#000000" loext:opacity="100%" fo:font-weight="bold" style:font-name-asian="Times New Roman1" style:language-asian="cs" style:country-asian="CZ" style:font-weight-asian="bold" style:font-name-complex="Calibri2" style:font-weight-complex="bold"/>
    </style:style>
    <style:style style:name="P39" style:family="paragraph" style:parent-style-name="Standard" style:list-style-name="WWNum6">
      <style:paragraph-properties fo:margin-top="0in" fo:margin-bottom="0in" style:contextual-spacing="false" fo:line-height="100%" style:vertical-align="baseline"/>
    </style:style>
    <style:style style:name="P40" style:family="paragraph" style:parent-style-name="Standard" style:list-style-name="WWNum6">
      <style:paragraph-properties fo:line-height="100%" style:vertical-align="baseline"/>
    </style:style>
    <style:style style:name="P41" style:family="paragraph" style:parent-style-name="Standard">
      <style:paragraph-properties fo:line-height="100%"/>
      <style:text-properties style:font-name="Times New Roman" fo:font-size="3pt" style:font-name-asian="Times New Roman1" style:font-size-asian="3pt" style:language-asian="cs" style:country-asian="CZ" style:font-name-complex="Times New Roman1" style:font-size-complex="12pt"/>
    </style:style>
    <style:style style:name="T1" style:family="text">
      <style:text-properties style:font-name="Calibri" fo:font-weight="bold" style:font-weight-asian="bold" style:font-name-complex="Calibri2"/>
    </style:style>
    <style:style style:name="T2" style:family="text">
      <style:text-properties style:font-name="Calibri" style:font-name-complex="Calibri2"/>
    </style:style>
    <style:style style:name="T3" style:family="text">
      <style:text-properties style:font-name="Calibri" fo:font-weight="bold" style:font-weight-asian="bold" style:font-name-complex="Calibri2" fo:background-color="#ffff00"/>
    </style:style>
    <style:style style:name="T4" style:family="text">
      <style:text-properties fo:font-size="16pt" fo:font-weight="bold" style:font-size-asian="16pt" style:font-weight-asian="bold"/>
    </style:style>
    <style:style style:name="T5" style:family="text">
      <style:text-properties fo:font-size="16pt" style:font-size-asian="16pt"/>
    </style:style>
    <style:style style:name="T6" style:family="text">
      <style:text-properties fo:font-weight="bold" style:font-name-asian="Times New Roman1" style:language-asian="cs" style:country-asian="CZ" style:font-weight-asian="bold" style:font-weight-complex="bold"/>
    </style:style>
    <style:style style:name="T7" style:family="text">
      <style:text-properties style:font-name-asian="Times New Roman1" style:language-asian="cs" style:country-asian="CZ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alibri" fo:font-size="3pt" style:font-size-asian="3pt" style:font-name-complex="Calibri2" style:font-size-complex="11pt" style:font-weight-complex="bold"/>
    </style:style>
    <style:style style:name="T10" style:family="text">
      <style:text-properties fo:color="#000000" loext:opacity="100%" style:font-name="Calibri" fo:font-size="11pt" fo:font-weight="bold" style:font-size-asian="11pt" style:font-weight-asian="bold" style:font-name-complex="Calibri2" style:font-size-complex="11pt" style:font-weight-complex="bold"/>
    </style:style>
    <style:style style:name="T11" style:family="text">
      <style:text-properties fo:color="#000000" loext:opacity="100%" style:font-name="Calibri" fo:font-size="11pt" style:font-size-asian="11pt" style:font-name-complex="Calibri2" style:font-size-complex="11pt"/>
    </style:style>
    <style:style style:name="T12" style:family="text">
      <style:text-properties fo:color="#000000" loext:opacity="100%" style:font-name="Calibri" fo:font-size="11pt" fo:font-weight="bold" style:font-size-asian="11pt" style:font-weight-asian="bold" style:font-name-complex="Calibri2" style:font-size-complex="11pt" fo:background-color="#ffff00"/>
    </style:style>
    <style:style style:name="T13" style:family="text">
      <style:text-properties fo:color="#000000" loext:opacity="100%" style:font-name="Calibri" fo:font-size="11pt" style:font-size-asian="11pt" style:font-name-complex="Calibri2" style:font-size-complex="11pt" fo:background-color="#ffff00"/>
    </style:style>
    <style:style style:name="T14" style:family="text">
      <style:text-properties style:font-name="Calibri" fo:font-size="11pt" style:font-size-asian="11pt" style:font-name-complex="Calibri2" style:font-size-complex="11pt"/>
    </style:style>
    <style:style style:name="T15" style:family="text">
      <style:text-properties style:font-name="Calibri" fo:font-size="11pt" style:font-size-asian="11pt" style:font-name-complex="Calibri2" style:font-size-complex="11pt" style:font-weight-complex="bold"/>
    </style:style>
    <style:style style:name="T16" style:family="text">
      <style:text-properties style:font-name="Calibri" fo:font-size="11pt" fo:font-weight="bold" style:font-size-asian="11pt" style:font-weight-asian="bold" style:font-name-complex="Calibri2" style:font-size-complex="11pt" style:font-weight-complex="bold"/>
    </style:style>
    <style:style style:name="T17" style:family="text">
      <style:text-properties fo:color="#000000" loext:opacity="100%" style:font-name="Calibri" fo:font-size="11pt" style:text-underline-style="solid" style:text-underline-width="auto" style:text-underline-color="font-color" fo:font-weight="bold" style:font-size-asian="11pt" style:font-weight-asian="bold" style:font-name-complex="Calibri2" style:font-size-complex="11pt" style:font-weight-complex="bold"/>
    </style:style>
    <style:style style:name="T18" style:family="text">
      <style:text-properties fo:color="#000000" loext:opacity="100%" style:font-name="Calibri" fo:font-size="11pt" style:text-underline-style="solid" style:text-underline-width="auto" style:text-underline-color="font-color" style:font-size-asian="11pt" style:font-name-complex="Calibri2" style:font-size-complex="11pt"/>
    </style:style>
    <style:style style:name="T19" style:family="text">
      <style:text-properties fo:color="#000000" loext:opacity="100%" style:font-name="Calibri" fo:font-size="3pt" fo:font-weight="bold" style:font-size-asian="3pt" style:font-weight-asian="bold" style:font-name-complex="Calibri2" style:font-size-complex="11pt" style:font-weight-complex="bold"/>
    </style:style>
    <style:style style:name="T20" style:family="text">
      <style:text-properties style:font-name="Calibri" fo:font-size="11pt" fo:font-weight="bold" officeooo:rsid="000acf27" style:font-size-asian="11pt" style:font-weight-asian="bold" style:font-name-complex="Calibri2" style:font-size-complex="11pt" style:font-weight-complex="bold"/>
    </style:style>
    <style:style style:name="T21" style:family="text">
      <style:text-properties fo:color="#000000" loext:opacity="100%" style:font-name="Calibri1" fo:font-size="11pt" style:font-size-asian="11pt" style:font-name-complex="Calibri2" style:font-size-complex="11pt"/>
    </style:style>
    <style:style style:name="T22" style:family="text">
      <style:text-properties fo:color="#000000" loext:opacity="100%" style:font-name="Calibri1" fo:font-size="11pt" fo:font-weight="bold" style:font-size-asian="11pt" style:font-weight-asian="bold" style:font-name-complex="Calibri2" style:font-size-complex="11pt"/>
    </style:style>
    <style:style style:name="T23" style:family="text">
      <style:text-properties fo:color="#000000" loext:opacity="100%" style:font-name="Calibri1" fo:font-size="11pt" fo:font-weight="bold" style:font-size-asian="11pt" style:font-weight-asian="bold" style:font-name-complex="Calibri2" style:font-size-complex="11pt" fo:background-color="#ffff00"/>
    </style:style>
    <style:style style:name="T24" style:family="text">
      <style:text-properties fo:color="#000000" loext:opacity="100%" style:font-name="Calibri1" fo:font-size="1pt" style:font-size-asian="1pt" style:font-name-complex="Calibri2" style:font-size-complex="11pt"/>
    </style:style>
    <style:style style:name="T25" style:family="text">
      <style:text-properties fo:color="#000000" loext:opacity="100%" style:font-name="Calibri1" fo:font-size="11pt" fo:font-weight="bold" officeooo:rsid="000ae00d" style:font-size-asian="11pt" style:font-weight-asian="bold" style:font-name-complex="Calibri2" style:font-size-complex="11pt"/>
    </style:style>
    <style:style style:name="T26" style:family="text">
      <style:text-properties fo:color="#000000" loext:opacity="100%" style:font-name="Calibri1" fo:font-size="11pt" style:font-size-asian="11pt" style:font-name-complex="Calibri2" style:font-size-complex="11pt" fo:background-color="#ffff00"/>
    </style:style>
    <style:style style:name="T27" style:family="text">
      <style:text-properties fo:color="#000000" loext:opacity="100%" style:font-name="Calibri1" fo:font-size="11pt" fo:font-weight="bold" style:font-size-asian="11pt" style:font-weight-asian="bold" style:font-name-complex="Calibri2" style:font-size-complex="11pt" style:font-weight-complex="bold"/>
    </style:style>
    <style:style style:name="T28" style:family="text">
      <style:text-properties fo:color="#000000" loext:opacity="100%" style:font-name="Calibri1" fo:font-size="11pt" fo:font-weight="bold" officeooo:rsid="000acf27" style:font-size-asian="11pt" style:font-weight-asian="bold" style:font-name-complex="Calibri2" style:font-size-complex="11pt" style:font-weight-complex="bold"/>
    </style:style>
    <style:style style:name="T29" style:family="text">
      <style:text-properties fo:color="#000000" loext:opacity="100%" style:font-name="Calibri1" fo:font-size="11pt" officeooo:rsid="000acf27" style:font-size-asian="11pt" style:font-name-complex="Calibri2" style:font-size-complex="11pt"/>
    </style:style>
    <style:style style:name="T30" style:family="text">
      <style:text-properties fo:font-weight="bold" style:language-asian="cs" style:country-asian="CZ" style:font-weight-asian="bold" style:font-weight-complex="bold"/>
    </style:style>
    <style:style style:name="T31" style:family="text">
      <style:text-properties style:language-asian="cs" style:country-asian="CZ"/>
    </style:style>
    <style:style style:name="T32" style:family="text">
      <style:text-properties fo:color="#000000" loext:opacity="100%" style:font-name="Calibri1" fo:font-weight="bold" style:font-name-asian="Times New Roman1" style:language-asian="cs" style:country-asian="CZ" style:font-weight-asian="bold" style:font-name-complex="Calibri2"/>
    </style:style>
    <style:style style:name="T33" style:family="text">
      <style:text-properties fo:color="#000000" loext:opacity="100%" style:font-name="Calibri1" style:font-name-asian="Times New Roman1" style:language-asian="cs" style:country-asian="CZ" style:font-name-complex="Calibri2"/>
    </style:style>
    <style:style style:name="T34" style:family="text">
      <style:text-properties fo:color="#000000" loext:opacity="100%" style:font-name="Calibri1" fo:font-weight="bold" style:font-name-asian="Times New Roman1" style:language-asian="cs" style:country-asian="CZ" style:font-weight-asian="bold" style:font-name-complex="Calibri2" fo:background-color="#ffff00"/>
    </style:style>
    <style:style style:name="T35" style:family="text">
      <style:text-properties fo:color="#000000" loext:opacity="100%" style:font-name="Calibri1" style:font-name-asian="Times New Roman1" style:language-asian="cs" style:country-asian="CZ" style:font-name-complex="Calibri2" fo:background-color="#ffff00"/>
    </style:style>
    <style:style style:name="T36" style:family="text">
      <style:text-properties fo:color="#000000" loext:opacity="100%" style:font-name="Calibri1" fo:font-size="1pt" style:font-name-asian="Times New Roman1" style:font-size-asian="1pt" style:language-asian="cs" style:country-asian="CZ" style:font-name-complex="Calibri2"/>
    </style:style>
    <style:style style:name="T37" style:family="text">
      <style:text-properties style:font-name="Times New Roman" fo:font-size="12pt" style:font-name-asian="Times New Roman1" style:font-size-asian="12pt" style:language-asian="cs" style:country-asian="CZ" style:font-name-complex="Times New Roman1" style:font-size-complex="12pt"/>
    </style:style>
    <style:style style:name="T38" style:family="text">
      <style:text-properties style:font-name-asian="Times New Roman1" style:language-asian="cs" style:country-asian="CZ" style:font-name-complex="Calibri2"/>
    </style:style>
    <style:style style:name="T39" style:family="text">
      <style:text-properties fo:color="#000000" loext:opacity="100%" fo:font-weight="bold" style:font-name-asian="Times New Roman1" style:language-asian="cs" style:country-asian="CZ" style:font-weight-asian="bold" style:font-name-complex="Calibri2" style:font-weight-complex="bold"/>
    </style:style>
    <style:style style:name="T40" style:family="text">
      <style:text-properties fo:color="#000000" loext:opacity="100%" style:font-name-asian="Times New Roman1" style:language-asian="cs" style:country-asian="CZ" style:font-name-complex="Calibri2"/>
    </style:style>
    <style:style style:name="T41" style:family="text">
      <style:text-properties fo:color="#000000" loext:opacity="100%" fo:font-weight="bold" style:font-name-asian="Times New Roman1" style:language-asian="cs" style:country-asian="CZ" style:font-weight-asian="bold" style:font-name-complex="Calibri2" fo:background-color="#ffff00"/>
    </style:style>
    <style:style style:name="T42" style:family="text">
      <style:text-properties fo:color="#000000" loext:opacity="100%" fo:font-size="3pt" style:font-name-asian="Times New Roman1" style:font-size-asian="3pt" style:language-asian="cs" style:country-asian="CZ" style:font-name-complex="Calibri2"/>
    </style:style>
    <style:style style:name="T43" style:family="text">
      <style:text-properties fo:color="#000000" loext:opacity="100%" style:font-name-asian="Times New Roman1" style:language-asian="cs" style:country-asian="CZ" style:font-name-complex="Calibri2" fo:background-color="#ffff00"/>
    </style:style>
    <style:style style:name="T44" style:family="text">
      <style:text-properties fo:color="#000000" loext:opacity="100%" fo:font-weight="bold" officeooo:rsid="000acf27" style:font-name-asian="Times New Roman1" style:language-asian="cs" style:country-asian="CZ" style:font-weight-asian="bold" style:font-name-complex="Calibri2" style:font-weight-complex="bold"/>
    </style:style>
    <style:style style:name="T45" style:family="text">
      <style:text-properties fo:color="#000000" loext:opacity="100%" fo:font-weight="bold" officeooo:rsid="000acf27" style:font-name-asian="Times New Roman1" style:language-asian="cs" style:country-asian="CZ" style:font-weight-asian="bold" style:font-name-complex="Calibri2"/>
    </style:style>
    <style:style style:name="T46" style:family="text">
      <style:text-properties fo:font-weight="bold" fo:background-color="#ffff00" loext:char-shading-value="0" style:font-weight-asian="bold" style:font-weight-complex="bold"/>
    </style:style>
    <style:style style:name="T47" style:family="text">
      <style:text-properties fo:color="#000000" loext:opacity="100%" fo:font-size="8pt" style:font-name-asian="Times New Roman1" style:font-size-asian="8pt" style:language-asian="cs" style:country-asian="CZ" style:font-name-complex="Calibri2"/>
    </style:style>
    <style:style style:name="T48" style:family="text">
      <style:text-properties fo:color="#000000" loext:opacity="100%" style:text-underline-style="solid" style:text-underline-width="auto" style:text-underline-color="font-color" fo:font-weight="bold" style:font-name-asian="Times New Roman1" style:language-asian="cs" style:country-asian="CZ" style:font-weight-asian="bold" style:font-name-complex="Calibri2" style:font-weight-complex="bold"/>
    </style:style>
    <style:style style:name="T49" style:family="text">
      <style:text-properties fo:color="#000000" loext:opacity="100%" style:text-underline-style="solid" style:text-underline-width="auto" style:text-underline-color="font-color" style:font-name-asian="Times New Roman1" style:language-asian="cs" style:country-asian="CZ" style:font-name-complex="Calibri2"/>
    </style:style>
    <style:style style:name="T50" style:family="text">
      <style:text-properties fo:color="#000000" loext:opacity="100%" fo:font-weight="bold" style:font-name-asian="Times New Roman1" style:language-asian="cs" style:country-asian="CZ" style:font-weight-asian="bold" style:font-name-complex="Calibri2" style:font-weight-complex="bold" fo:background-color="#ffff00"/>
    </style:style>
    <style:style style:name="T51" style:family="text">
      <style:text-properties fo:font-size="3pt" style:font-name-asian="Times New Roman1" style:font-size-asian="3pt" style:language-asian="cs" style:country-asian="CZ" style:font-name-complex="Calibri2"/>
    </style:style>
    <style:style style:name="T52" style:family="text">
      <style:text-properties fo:color="#000000" loext:opacity="100%" style:font-name-asian="Times New Roman1" style:language-asian="cs" style:country-asian="CZ" style:font-name-complex="Calibri2" style:font-weight-complex="bold"/>
    </style:style>
    <style:style style:name="T53" style:family="text">
      <style:text-properties fo:color="#000000" loext:opacity="100%" fo:font-weight="bold" style:font-name-asian="Times New Roman1" style:language-asian="cs" style:country-asian="CZ" style:font-weight-asian="bold" style:font-name-complex="Calibri2"/>
    </style:style>
    <style:style style:name="T54" style:family="text">
      <style:text-properties style:font-name-asian="Times New Roman1" style:language-asian="cs" style:country-asian="CZ" style:font-name-complex="Calibri2" style:font-weight-complex="bold"/>
    </style:style>
    <style:style style:name="T55" style:family="text">
      <style:text-properties fo:color="#00b050" loext:opacity="100%" style:font-name-asian="Times New Roman1" style:language-asian="cs" style:country-asian="CZ" style:font-name-complex="Calibri2" style:font-weight-complex="bold"/>
    </style:style>
    <style:style style:name="T56" style:family="text">
      <style:text-properties style:font-name="Arial" fo:font-weight="bold" style:font-name-asian="Times New Roman1" style:language-asian="cs" style:country-asian="CZ" style:font-weight-asian="bold" style:font-name-complex="Arial1" style:font-weight-complex="bold" fo:background-color="#ffff00"/>
    </style:style>
    <style:style style:name="T57" style:family="text">
      <style:text-properties fo:font-weight="bold" style:font-name-asian="Times New Roman1" style:language-asian="cs" style:country-asian="CZ" style:font-weight-asian="bold" style:font-name-complex="Calibri2" style:font-weight-complex="bold"/>
    </style:style>
    <style:style style:name="T58" style:family="text">
      <style:text-properties style:font-name="Times New Roman" fo:font-weight="bold" style:font-name-asian="Times New Roman1" style:language-asian="cs" style:country-asian="CZ" style:font-weight-asian="bold" style:font-name-complex="Times New Roman1" style:font-weight-complex="bold" fo:background-color="#ffff00"/>
    </style:style>
    <style:style style:name="T59" style:family="text">
      <style:text-properties fo:font-weight="bold" style:font-name-asian="Times New Roman1" style:language-asian="cs" style:country-asian="CZ" style:font-weight-asian="bold" style:font-name-complex="Calibri2" style:font-weight-complex="bold" fo:background-color="#ffff00"/>
    </style:style>
    <style:style style:name="T60" style:family="text">
      <style:text-properties fo:color="#000000" loext:opacity="100%" fo:font-style="italic" fo:font-weight="bold" style:font-name-asian="Times New Roman1" style:language-asian="cs" style:country-asian="CZ" style:font-style-asian="italic" style:font-weight-asian="bold" style:font-name-complex="Calibri2" style:font-style-complex="italic" style:font-weight-complex="bold"/>
    </style:style>
    <style:style style:name="T61" style:family="text">
      <style:text-properties fo:color="#000000" loext:opacity="100%" fo:font-style="italic" style:font-name-asian="Times New Roman1" style:language-asian="cs" style:country-asian="CZ" style:font-style-asian="italic" style:font-name-complex="Calibri2" style:font-style-complex="italic"/>
    </style:style>
    <style:style style:name="T62" style:family="text">
      <style:text-properties fo:color="#000000" loext:opacity="100%" fo:font-size="3pt" fo:font-style="italic" fo:font-weight="bold" style:font-name-asian="Times New Roman1" style:font-size-asian="3pt" style:language-asian="cs" style:country-asian="CZ" style:font-style-asian="italic" style:font-weight-asian="bold" style:font-name-complex="Calibri2" style:font-style-complex="italic" style:font-weight-complex="bold"/>
    </style:style>
    <style:style style:name="T63" style:family="text">
      <style:text-properties fo:color="#000000" loext:opacity="100%" fo:font-size="1pt" style:font-name-asian="Times New Roman1" style:font-size-asian="1pt" style:language-asian="cs" style:country-asian="CZ" style:font-name-complex="Calibri2" style:font-weight-complex="bold"/>
    </style:style>
    <style:style style:name="T64" style:family="text">
      <style:text-properties fo:font-weight="bold" style:language-asian="cs" style:country-asian="CZ" style:font-weight-asian="bold" fo:background-color="#ffff00"/>
    </style:style>
    <style:style style:name="T65" style:family="text">
      <style:text-properties fo:color="#000000" loext:opacity="100%" fo:font-size="3pt" fo:font-weight="bold" style:font-name-asian="Times New Roman1" style:font-size-asian="3pt" style:language-asian="cs" style:country-asian="CZ" style:font-weight-asian="bold" style:font-name-complex="Calibri2"/>
    </style:style>
    <style:style style:name="T66" style:family="text">
      <style:text-properties fo:color="#000000" loext:opacity="100%" style:text-underline-style="solid" style:text-underline-width="auto" style:text-underline-color="#ff0000" fo:font-weight="bold" style:font-name-asian="Times New Roman1" style:language-asian="cs" style:country-asian="CZ" style:font-weight-asian="bold" style:font-name-complex="Calibri2"/>
    </style:style>
    <style:style style:name="T67" style:family="text">
      <style:text-properties fo:color="#000000" loext:opacity="100%" style:text-underline-style="solid" style:text-underline-width="auto" style:text-underline-color="#00b050" fo:font-weight="bold" style:font-name-asian="Times New Roman1" style:language-asian="cs" style:country-asian="CZ" style:font-weight-asian="bold" style:font-name-complex="Calibri2"/>
    </style:style>
    <style:style style:name="T68" style:family="text">
      <style:text-properties fo:color="#000000" loext:opacity="100%" style:text-underline-style="solid" style:text-underline-width="auto" style:text-underline-color="font-color" fo:font-weight="bold" style:font-name-asian="Times New Roman1" style:language-asian="cs" style:country-asian="CZ" style:font-weight-asian="bold" style:font-name-complex="Calibri2"/>
    </style:style>
    <style:style style:name="T69" style:family="text">
      <style:text-properties style:font-name="Arial" fo:font-size="10pt" style:font-name-asian="Times New Roman1" style:font-size-asian="10pt" style:language-asian="cs" style:country-asian="CZ" style:font-name-complex="Arial1" style:font-size-complex="10pt" style:font-weight-complex="bold"/>
    </style:style>
    <style:style style:name="T70" style:family="text">
      <style:text-properties style:font-name="Arial" fo:font-size="10pt" fo:font-weight="bold" style:font-name-asian="Times New Roman1" style:font-size-asian="10pt" style:language-asian="cs" style:country-asian="CZ" style:font-weight-asian="bold" style:font-name-complex="Arial1" style:font-size-complex="10pt" style:font-weight-complex="bold" fo:background-color="#ffff00"/>
    </style:style>
    <style:style style:name="T71" style:family="text">
      <style:text-properties fo:color="#000000" loext:opacity="100%" style:font-name="Calibri1" fo:font-weight="bold" style:font-name-asian="Times New Roman1" style:language-asian="cs" style:country-asian="CZ" style:font-weight-asian="bold" style:font-name-complex="Calibri2" style:font-weight-complex="bold" fo:background-color="#ffff00"/>
    </style:style>
    <style:style style:name="T72" style:family="text">
      <style:text-properties fo:color="#000000" loext:opacity="100%" style:font-name="Calibri1" style:font-name-asian="Times New Roman1" style:language-asian="cs" style:country-asian="CZ" style:font-name-complex="Calibri2" style:font-weight-complex="bold"/>
    </style:style>
    <style:style style:name="T73" style:family="text">
      <style:text-properties fo:color="#000000" loext:opacity="100%" style:font-name="Times New Roman" fo:font-size="12pt" style:font-name-asian="Times New Roman1" style:font-size-asian="12pt" style:language-asian="cs" style:country-asian="CZ" style:font-name-complex="Times New Roman1" style:font-size-complex="12pt" style:font-weight-complex="bold"/>
    </style:style>
    <style:style style:name="T74" style:family="text">
      <style:text-properties fo:color="#000000" loext:opacity="100%" style:font-name="Calibri1" style:text-underline-style="solid" style:text-underline-width="auto" style:text-underline-color="font-color" fo:font-weight="bold" style:font-name-asian="Times New Roman1" style:language-asian="cs" style:country-asian="CZ" style:font-weight-asian="bold" style:font-name-complex="Calibri2" style:font-weight-complex="bold"/>
    </style:style>
    <style:style style:name="T75" style:family="text">
      <style:text-properties fo:color="#000000" loext:opacity="100%" style:font-name="Calibri1" style:text-underline-style="solid" style:text-underline-width="auto" style:text-underline-color="font-color" style:font-name-asian="Times New Roman1" style:language-asian="cs" style:country-asian="CZ" style:font-name-complex="Calibri2"/>
    </style:style>
    <style:style style:name="T76" style:family="text">
      <style:text-properties style:font-name="Times New Roman" fo:font-size="3pt" style:font-name-asian="Times New Roman1" style:font-size-asian="3pt" style:language-asian="cs" style:country-asian="CZ" style:font-name-complex="Times New Roman1" style:font-size-complex="12pt"/>
    </style:style>
    <style:style style:name="T77" style:family="text">
      <style:text-properties style:font-name="Arial" fo:font-size="10pt" fo:font-weight="bold" style:font-name-asian="Times New Roman1" style:font-size-asian="10pt" style:language-asian="cs" style:country-asian="CZ" style:font-weight-asian="bold" style:font-name-complex="Arial1" style:font-size-complex="10pt" style:font-weight-complex="bold"/>
    </style:style>
    <style:style style:name="T78" style:family="text">
      <style:text-properties fo:color="#000000" loext:opacity="100%" style:font-name="Times New Roman" fo:font-size="12pt" style:font-name-asian="Times New Roman1" style:font-size-asian="12pt" style:language-asian="cs" style:country-asian="CZ" style:font-name-complex="Times New Roman1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6. zpracování textů na počítači </text:h>
      <text:h text:style-name="P2" text:outline-level="2">* nepovinné informace</text:h>
      <text:h text:style-name="P2" text:outline-level="2" loext:marker-style-name="T1"><text:span text:style-name="T2"><text:s/></text:span><text:span text:style-name="T3">důležité informace</text:span></text:h>
      <text:p text:style-name="P3" loext:marker-style-name="T4"><text:span text:style-name="T5">*</text:span><text:span text:style-name="T4"> důležité informace v nepovinné sekci dokumentu</text:span></text:p>
      <text:p text:style-name="Standard"/>
      <text:p text:style-name="Standard"/>
      <text:h text:style-name="Heading_20_2" text:outline-level="2" loext:marker-style-name="T6"><text:bookmark text:name="page1"/><text:span text:style-name="T6">6.1. Programy pro práci s textem</text:span><text:span text:style-name="T6"/></text:h>
      <text:h text:style-name="P4" text:outline-level="3" loext:marker-style-name="T7">Vysvětlení</text:h>
      <text:p text:style-name="P5"><text:span text:style-name="T8">Textové soubory</text:span> lze vytvářet a upravovat v různých programech, které se liší svou složitostí a možnostmi úprav. Rozdělujeme je na:</text:p>
      <text:p text:style-name="P6" loext:marker-style-name="T9"><text:span text:style-name="T10">Textový editor</text:span><text:span text:style-name="T11"> je program k </text:span><text:span text:style-name="T12">úpravám prostého textu</text:span><text:span text:style-name="T13"> </text:span><text:span text:style-name="T11">(</text:span><text:span text:style-name="T12">plain text.txt</text:span><text:span text:style-name="T11">) </text:span><text:span text:style-name="T12">bez formátování</text:span><text:span text:style-name="T11">. <text:s text:c="4"/></text:span></text:p>
      <text:p text:style-name="P6" loext:marker-style-name="T14"><text:span text:style-name="T15">Aplikace:</text:span><text:span text:style-name="T16"> NotePad, Vim, TextEdit</text:span></text:p>
      <text:p text:style-name="P6" loext:marker-style-name="T11"><text:span text:style-name="T11"><text:line-break/></text:span><text:span text:style-name="T17">Textové procesory</text:span><text:span text:style-name="T18"> -</text:span><text:span text:style-name="T11"> </text:span><text:span text:style-name="T12">Textový editor s pokročilejšími funkcemi</text:span><text:span text:style-name="T11">, umožňuje ukládat nastavení, odsazení, obrázky tabulky, styly, šablony… </text:span></text:p>
      <text:p text:style-name="P6" loext:marker-style-name="T19"><text:span text:style-name="T15">Aplikace:</text:span><text:span text:style-name="T16"> Word, OpenOffice Writer</text:span><text:span text:style-name="T11"><text:line-break/></text:span></text:p>
      <text:p text:style-name="P6" loext:marker-style-name="T11"><text:span text:style-name="T10">WYSIWYG</text:span><text:span text:style-name="T11"> = (What You See Is What You Get)<text:line-break/><text:line-break/></text:span><text:span text:style-name="T17">DTP (desktop publishing)</text:span><text:span text:style-name="T18"> -</text:span><text:span text:style-name="T11"> </text:span><text:span text:style-name="T12">profesionální tiskařské programy</text:span><text:span text:style-name="T13"> </text:span><text:span text:style-name="T11">pro práci s textem a úpravu tiskovin. Umožňují členění do struktur, bloku, sloupců. </text:span><text:span text:style-name="T12">Používají je vydavatelství, noviny</text:span></text:p>
      <text:p text:style-name="P6" loext:marker-style-name="T16"><text:span text:style-name="T15">Aplikace:</text:span><text:span text:style-name="T16"> InDesign, Publisher, </text:span><text:span text:style-name="T20">LaTex</text:span></text:p>
      <text:h text:style-name="Heading_20_2" text:outline-level="2" loext:marker-style-name="T8"><text:span text:style-name="T8">6.2. Formáty textových dokumentů</text:span><text:span text:style-name="T8"/></text:h>
      <text:h text:style-name="Heading_20_3" text:outline-level="3">dělení</text:h>
      <text:list text:style-name="WWNum1">
        <text:list-item>
          <text:p text:style-name="P7" loext:marker-style-name="T21"><text:span text:style-name="T22">.txt</text:span><text:span text:style-name="T21"> - </text:span><text:span text:style-name="T23">Plain text</text:span><text:span text:style-name="T21">, v soubor jsou uloženy </text:span><text:span text:style-name="T23">jednotlivé znaky bez formátování</text:span></text:p>
        </text:list-item>
      </text:list>
      <text:p text:style-name="P8" loext:marker-style-name="T24"/>
      <text:list text:continue-numbering="true" text:style-name="WWNum1">
        <text:list-item>
          <text:p text:style-name="P7" loext:marker-style-name="T21"><text:span text:style-name="T22">.Doc, .DocX</text:span><text:span text:style-name="T21"> - vychází </text:span><text:span text:style-name="T23">z XML</text:span><text:span text:style-name="T21">, vlastní je Microsoft</text:span></text:p>
        </text:list-item>
      </text:list>
      <text:p text:style-name="P8" loext:marker-style-name="T24"/>
      <text:list text:continue-numbering="true" text:style-name="WWNum1">
        <text:list-item>
          <text:p text:style-name="P7" loext:marker-style-name="T21"><text:span text:style-name="T22">.od</text:span><text:span text:style-name="T25">t</text:span><text:span text:style-name="T21"> (OpenDocument Format) - Nativní formát pro </text:span><text:span text:style-name="T23">OpenOffice</text:span><text:span text:style-name="T21">. Vychází z </text:span><text:span text:style-name="T23">XML</text:span><text:span text:style-name="T21"> </text:span></text:p>
        </text:list-item>
      </text:list>
      <text:p text:style-name="P8" loext:marker-style-name="T24"/>
      <text:list text:continue-numbering="true" text:style-name="WWNum1">
        <text:list-item>
          <text:p text:style-name="P7" loext:marker-style-name="T21"><text:span text:style-name="T22">.rtf</text:span><text:span text:style-name="T21"> (Rich Text Format) - </text:span><text:span text:style-name="T23">Značkovací jazyk</text:span><text:span text:style-name="T21"> od Microsoftu, </text:span><text:span text:style-name="T23">open source</text:span><text:span text:style-name="T26"> </text:span><text:span text:style-name="T21">formát</text:span></text:p>
        </text:list-item>
      </text:list>
      <text:p text:style-name="P8" loext:marker-style-name="T24"/>
      <text:list text:continue-numbering="true" text:style-name="WWNum1">
        <text:list-item>
          <text:p text:style-name="P7"><text:span text:style-name="T22">.pdf</text:span><text:span text:style-name="T21"> (Portable Document Format) - Od </text:span><text:span text:style-name="T23">Adobe</text:span><text:span text:style-name="T21">, vychází </text:span><text:span text:style-name="T23">z</text:span><text:span text:style-name="T26"> </text:span><text:span text:style-name="T23">jazyku PostScript</text:span><text:span text:style-name="T21">. Zajišťuje </text:span><text:span text:style-name="T23">multiplatformní kompatibilitu</text:span></text:p>
        </text:list-item>
        <text:list-item>
          <text:p text:style-name="P9"><text:span text:style-name="T27">.</text:span><text:span text:style-name="T28">tech</text:span><text:span text:style-name="T29">(TeX) – format jazyka LaTex, soubor s </text:span>formátovacími značkami</text:p>
        </text:list-item>
      </text:list>
      <text:h text:style-name="Heading_20_2" text:outline-level="2" loext:marker-style-name="T30"><text:soft-page-break/><text:span text:style-name="T30">6.3. Typografie – základní typografické pojmy, písma a jejich vlastnosti, zásady psaní textu</text:span><text:span text:style-name="T30"/></text:h>
      <text:h text:style-name="Heading_20_3" text:outline-level="3" loext:marker-style-name="T31"><text:span text:style-name="T31">vysvětlení</text:span><text:span text:style-name="T31"/></text:h>
      <text:p text:style-name="P10" loext:marker-style-name="T32"><text:span text:style-name="T33">z lat. </text:span><text:span text:style-name="T34">Typos grafen</text:span><text:span text:style-name="T35"> </text:span><text:span text:style-name="T33">= </text:span><text:span text:style-name="T34">znak psát</text:span></text:p>
      <text:p text:style-name="P11" loext:marker-style-name="T36"/>
      <text:p text:style-name="P10" loext:marker-style-name="T32"><text:span text:style-name="T33">Nauka o tom, </text:span><text:span text:style-name="T34">jak má vypadat tištěný text aby byl čitelný i estetický</text:span><text:span text:style-name="T33">. Vznik s vynálezem knihtisku </text:span><text:span text:style-name="T34">cca. 1450</text:span></text:p>
      <text:p text:style-name="P12" loext:marker-style-name="T37"/>
      <text:p text:style-name="P10" loext:marker-style-name="T38"><text:span text:style-name="T39">Základní typografické pojmy:</text:span><text:span text:style-name="T39"/></text:p>
      <text:list text:style-name="WWNum2">
        <text:list-item>
          <text:p text:style-name="P13" loext:marker-style-name="T40"><text:span text:style-name="T39">Zrcadlo</text:span><text:span text:style-name="T40"> - všechny objekty na stránce se </text:span><text:span text:style-name="T41">umisťují do pomyslného obdélníku</text:span></text:p>
        </text:list-item>
      </text:list>
      <text:p text:style-name="P14" loext:marker-style-name="T42"/>
      <text:list text:continue-numbering="true" text:style-name="WWNum2">
        <text:list-item>
          <text:p text:style-name="P13" loext:marker-style-name="T40"><text:span text:style-name="T39">Světle řádky -</text:span><text:span text:style-name="T40"> </text:span><text:span text:style-name="T41">velké mezery mezi písmeny</text:span><text:span text:style-name="T40">, nebo řádky, např.: </text:span><text:span text:style-name="T41">D   ů   R   á   z</text:span><text:span text:style-name="T43"> </text:span></text:p>
        </text:list-item>
      </text:list>
      <text:p text:style-name="P14" loext:marker-style-name="T42"/>
      <text:list text:continue-numbering="true" text:style-name="WWNum2">
        <text:list-item>
          <text:p text:style-name="P13" loext:marker-style-name="T40"><text:span text:style-name="T39">Řeka</text:span><text:span text:style-name="T40"> - náhodné seskupení mezer pod sebou, které </text:span><text:span text:style-name="T41">vytváří klikaté prázdné místo</text:span></text:p>
        </text:list-item>
      </text:list>
      <text:p text:style-name="P14" loext:marker-style-name="T42"/>
      <text:list text:continue-numbering="true" text:style-name="WWNum2">
        <text:list-item>
          <text:p text:style-name="P13" loext:marker-style-name="T40"><text:span text:style-name="T39">Šedý odstavec</text:span><text:span text:style-name="T40"> - </text:span><text:span text:style-name="T41">typografický ideál</text:span><text:span text:style-name="T40"> </text:span></text:p>
        </text:list-item>
      </text:list>
      <text:p text:style-name="P15" loext:marker-style-name="T42"/>
      <text:list text:continue-numbering="true" text:style-name="WWNum2">
        <text:list-item>
          <text:p text:style-name="P13" loext:marker-style-name="T40"><text:span text:style-name="T39">Sirotek</text:span><text:span text:style-name="T40"> - </text:span><text:span text:style-name="T41">jeden řádek na začátku další strany</text:span></text:p>
        </text:list-item>
      </text:list>
      <text:p text:style-name="P14" loext:marker-style-name="T42"/>
      <text:list text:continue-numbering="true" text:style-name="WWNum2">
        <text:list-item>
          <text:p text:style-name="P13" loext:marker-style-name="T40"><text:span text:style-name="T39">Vdova</text:span><text:span text:style-name="T40"> - </text:span><text:span text:style-name="T41">zapomenutý řádek na předchozí straně</text:span><text:span text:style-name="T43"> </text:span></text:p>
        </text:list-item>
      </text:list>
      <text:p text:style-name="P14" loext:marker-style-name="T42"/>
      <text:list text:continue-numbering="true" text:style-name="WWNum2">
        <text:list-item>
          <text:p text:style-name="P16" loext:marker-style-name="T40"><text:span text:style-name="T39">Proklad</text:span><text:span text:style-name="T40"> - </text:span><text:span text:style-name="T41">mezera mezi jednotlivými řádky</text:span></text:p>
        </text:list-item>
        <text:list-item>
          <text:p text:style-name="P17"><text:span text:style-name="T44">kerning</text:span><text:span text:style-name="T45"> - </text:span>úprava <text:span text:style-name="T46">mezer mezi jednotlivými znaky</text:span></text:p>
        </text:list-item>
        <text:list-item>
          <text:p text:style-name="P17"><text:span text:style-name="T44">leading</text:span><text:span text:style-name="T45"> - </text:span><text:span text:style-name="T46">mezera mezi řádky</text:span> textu.</text:p>
        </text:list-item>
      </text:list>
      <text:p text:style-name="P18" loext:marker-style-name="T47"/>
      <text:list text:style-name="WWNum7">
        <text:list-item>
          <text:p text:style-name="P19" loext:marker-style-name="T40"><text:span text:style-name="T48">Font -</text:span><text:span text:style-name="T40"> je soubor, který </text:span><text:span text:style-name="T41">obsahuje data o určitém písmu</text:span><text:span text:style-name="T40">, fonty jsou buď </text:span><text:span text:style-name="T41">součástí OS</text:span><text:span text:style-name="T40">, nebo se dají </text:span><text:span text:style-name="T41">doinstalovat</text:span></text:p>
        </text:list-item>
      </text:list>
      <text:p text:style-name="P20" loext:marker-style-name="T42"/>
      <text:list text:continue-numbering="true" text:style-name="WWNum7">
        <text:list-item>
          <text:p text:style-name="P19" loext:marker-style-name="T40"><text:span text:style-name="T48">Rastrové fonty</text:span><text:span text:style-name="T49"> -</text:span><text:span text:style-name="T40"> </text:span><text:span text:style-name="T41">Tvar písmene je zobrazen pixely v matici</text:span><text:span text:style-name="T40">. Nelze zvětšovat bez ztráty kvality. Je třeba mít sadu písmen pro každou velikost i každý řez zvlášť = </text:span><text:span text:style-name="T41">velký objem dat</text:span><text:span text:style-name="T40">, omezení jen na určité velikosti. Využití: dříve </text:span><text:span text:style-name="T41">systémové fonty pro UI</text:span><text:span text:style-name="T40">, protože </text:span><text:span text:style-name="T41">jsou nenáročné na výkon</text:span></text:p>
        </text:list-item>
      </text:list>
      <text:p text:style-name="P20" loext:marker-style-name="T42"/>
      <text:list text:continue-numbering="true" text:style-name="WWNum7">
        <text:list-item>
          <text:p text:style-name="P19" loext:marker-style-name="T38"><text:span text:style-name="T48">Vektorové fonty</text:span><text:span text:style-name="T49"> -</text:span><text:span text:style-name="T40"> Tvar písmene je založen </text:span><text:span text:style-name="T41">na křivkách</text:span><text:span text:style-name="T40">. Můžeme </text:span><text:span text:style-name="T41">libovolně škálovat bez ztráty kvality</text:span><text:span text:style-name="T40">. Pro zobrazení na displejích se provádí </text:span><text:span text:style-name="T50">rastrování</text:span></text:p>
        </text:list-item>
      </text:list>
      <text:p text:style-name="P21" loext:marker-style-name="T51"/>
      <text:list text:continue-numbering="true" text:style-name="WWNum7">
        <text:list-item>
          <text:p text:style-name="P19" loext:marker-style-name="T38"><text:span text:style-name="T48">Hinting</text:span><text:span text:style-name="T49"> -</text:span><text:span text:style-name="T40"> fonty obsahují </text:span><text:span text:style-name="T41">pomocné údaje nezbytné pro rastrování</text:span><text:span text:style-name="T40"> malých velikostí <text:line-break/><text:line-break/></text:span></text:p>
        </text:list-item>
        <text:list-item>
          <text:p text:style-name="P19" loext:marker-style-name="T38"><text:span text:style-name="T40">.</text:span><text:span text:style-name="T39">Otf</text:span><text:span text:style-name="T40"> (OpenType font) = </text:span><text:span text:style-name="T41">formát vektorových fontů</text:span><text:span text:style-name="T43"> </text:span><text:span text:style-name="T40">od Microsoftu</text:span></text:p>
        </text:list-item>
      </text:list>
      <text:p text:style-name="P21" loext:marker-style-name="T51"/>
      <text:list text:continue-numbering="true" text:style-name="WWNum7">
        <text:list-item>
          <text:p text:style-name="P22" loext:marker-style-name="T39"><text:span text:style-name="T40">.</text:span><text:span text:style-name="T39">ttf</text:span><text:span text:style-name="T40"> (TrueType font) = </text:span><text:span text:style-name="T41">starší typ fontu</text:span></text:p>
        </text:list-item>
      </text:list>
      <text:p text:style-name="P23" loext:marker-style-name="T39">typy fontu:</text:p>
      <text:list text:style-name="L1">
        <text:list-item>
          <text:p text:style-name="P24"><text:span text:style-name="Strong_20_Emphasis">Serifové (patkové)</text:span> – vhodné pro tiskové materiály a knihy (např. <text:span text:style-name="Emphasis">Times New Roman</text:span>, <text:span text:style-name="Emphasis">Garamond</text:span>). </text:p>
        </text:list-item>
        <text:list-item>
          <text:p text:style-name="P24"><text:span text:style-name="Strong_20_Emphasis">Sans-serif (bezpatkové)</text:span> – často používané v digitálních médiích a na webu (např. <text:span text:style-name="Emphasis">Arial</text:span>, <text:span text:style-name="Emphasis">Helvetica</text:span>). </text:p>
        </text:list-item>
        <text:list-item>
          <text:p text:style-name="P24"><text:span text:style-name="Strong_20_Emphasis">Monospace (neproporcionální)</text:span> – každé písmeno má stejnou šířku. Využívané zejména pro zápis kódu (např. <text:span text:style-name="Emphasis">Courier</text:span>, <text:span text:style-name="Emphasis">Consolas</text:span>). </text:p>
        </text:list-item>
        <text:list-item>
          <text:p text:style-name="P24"><text:span text:style-name="Strong_20_Emphasis">Dekorativní</text:span> – neobvyklé a dekorativní fonty, vhodné pro nadpisy a krátké texty (např. <text:span text:style-name="Emphasis">Comic Sans</text:span>). </text:p>
        </text:list-item>
      </text:list>
      <text:p text:style-name="P25"/>
      <text:p text:style-name="P25"/>
      <text:p text:style-name="P10" loext:marker-style-name="T38"><text:soft-page-break/><text:span text:style-name="T52">Vlastnosti písma:</text:span><text:span text:style-name="T52"/></text:p>
      <text:list text:style-name="WWNum3">
        <text:list-item>
          <text:p text:style-name="P26" loext:marker-style-name="T40"><text:span text:style-name="T53">Stupeň písma</text:span><text:span text:style-name="T40"> - </text:span><text:span text:style-name="T41">výška písma</text:span></text:p>
        </text:list-item>
      </text:list>
      <text:p text:style-name="P14" loext:marker-style-name="T42"/>
      <text:list text:continue-numbering="true" text:style-name="WWNum3">
        <text:list-item>
          <text:p text:style-name="P26" loext:marker-style-name="T40"><text:span text:style-name="T53">Standardy</text:span><text:span text:style-name="T40"> - 6-7 (slovníky, jízdní řády), 8 (noviny), 9 (časopisy), 10 (knihy), 11-12 (učebnice), 14 (dětské knihy)</text:span></text:p>
        </text:list-item>
      </text:list>
      <text:p text:style-name="P14" loext:marker-style-name="T42"/>
      <text:list text:continue-numbering="true" text:style-name="WWNum3">
        <text:list-item>
          <text:p text:style-name="P26" loext:marker-style-name="T40"><text:span text:style-name="T53">Bezpatkové</text:span><text:span text:style-name="T40"> - </text:span><text:span text:style-name="T54">např.</text:span><text:span text:style-name="T55"> </text:span><text:span text:style-name="T56">Arial</text:span><text:span text:style-name="T40">, využití: nadpisy, menu na webu</text:span></text:p>
        </text:list-item>
      </text:list>
      <text:p text:style-name="P14" loext:marker-style-name="T42"/>
      <text:list text:continue-numbering="true" text:style-name="WWNum3">
        <text:list-item>
          <text:p text:style-name="P26" loext:marker-style-name="T40"><text:span text:style-name="T53">Patkové</text:span><text:span text:style-name="T40"> - </text:span><text:span text:style-name="T54">např.</text:span><text:span text:style-name="T57"> </text:span><text:span text:style-name="T58">Times New Roman</text:span><text:span text:style-name="T40">, využití: pro dlouhý text</text:span></text:p>
        </text:list-item>
      </text:list>
      <text:p text:style-name="P14" loext:marker-style-name="T42"/>
      <text:list text:continue-numbering="true" text:style-name="WWNum3">
        <text:list-item>
          <text:p text:style-name="P26" loext:marker-style-name="T40"><text:span text:style-name="T53">Proporcionální</text:span><text:span text:style-name="T40"> - </text:span><text:span text:style-name="T41">různá šířka</text:span><text:span text:style-name="T43"> </text:span><text:span text:style-name="T40">pro každé písmeno</text:span></text:p>
        </text:list-item>
      </text:list>
      <text:p text:style-name="P14" loext:marker-style-name="T42"/>
      <text:list text:continue-numbering="true" text:style-name="WWNum3">
        <text:list-item>
          <text:p text:style-name="P26" loext:marker-style-name="T40"><text:span text:style-name="T53">Neproporcionální</text:span><text:span text:style-name="T40"> - </text:span><text:span text:style-name="T41">stejná šířka</text:span><text:span text:style-name="T43"> </text:span><text:span text:style-name="T40">pro každé = písmeno, </text:span><text:span text:style-name="T54">např.</text:span><text:span text:style-name="T57"> </text:span><text:span text:style-name="T59">Monospace</text:span></text:p>
        </text:list-item>
      </text:list>
      <text:p text:style-name="P14" loext:marker-style-name="T42"/>
      <text:list text:continue-numbering="true" text:style-name="WWNum3">
        <text:list-item>
          <text:p text:style-name="P26" loext:marker-style-name="T60"><text:span text:style-name="T53">Řez písma</text:span><text:span text:style-name="T40"> - obyčejný, </text:span><text:span text:style-name="T61">kurzíva</text:span><text:span text:style-name="T40">, </text:span><text:span text:style-name="T39">tučné</text:span><text:span text:style-name="T40">, </text:span><text:span text:style-name="T60">tučná kurzíva</text:span></text:p>
        </text:list-item>
      </text:list>
      <text:p text:style-name="P27" loext:marker-style-name="T62"/>
      <text:list text:continue-numbering="true" text:style-name="WWNum3">
        <text:list-item>
          <text:p text:style-name="P28" loext:marker-style-name="T40"><text:span text:style-name="T53">KAPITÁLKY</text:span><text:span text:style-name="T40"> - </text:span><text:span text:style-name="T41">malá písmena v podobě velkých</text:span></text:p>
        </text:list-item>
      </text:list>
      <text:p text:style-name="P10" loext:marker-style-name="T38"><text:span text:style-name="T52">Zásady psaní textu:</text:span><text:span text:style-name="T52"/></text:p>
      <text:list text:style-name="WWNum4">
        <text:list-item>
          <text:p text:style-name="P29" loext:marker-style-name="T40"><text:span text:style-name="T40">Pevná nedělitelná mezera CTRL + SHIFT + MEZERNÍK nebo v HTML &amp;nbsp</text:span><text:span text:style-name="T40"/></text:p>
        </text:list-item>
        <text:list-item>
          <text:p text:style-name="P29" loext:marker-style-name="T40"><text:span text:style-name="T40">Interpunkce přiléhá k předchozímu slovu, následuje mezera. , . : ! ?</text:span><text:span text:style-name="T40"/></text:p>
        </text:list-item>
        <text:list-item>
          <text:p text:style-name="P29" loext:marker-style-name="T40"><text:span text:style-name="T40">Výpustka …</text:span><text:span text:style-name="T40"/></text:p>
        </text:list-item>
        <text:list-item>
          <text:p text:style-name="P29" loext:marker-style-name="T40"><text:span text:style-name="T40">Pomlčka ve významu „až“, „od do“ nebo „versus“ se neodděluje mezerou:<text:line-break/>50-55, 13-14 hod., Sparta-Slavia</text:span><text:span text:style-name="T40"/></text:p>
        </text:list-item>
        <text:list-item>
          <text:p text:style-name="P29" loext:marker-style-name="T40"><text:span text:style-name="T40">Matematická znaménka se oddělují mezerou + - * / =</text:span><text:span text:style-name="T40"/></text:p>
        </text:list-item>
        <text:list-item>
          <text:p text:style-name="P29" loext:marker-style-name="T40"><text:span text:style-name="T40">Závorky se píší těsně ke slovu bez mezer (slovo) [slovo]</text:span><text:span text:style-name="T40"/></text:p>
        </text:list-item>
        <text:list-item>
          <text:p text:style-name="P29" loext:marker-style-name="T40"><text:span text:style-name="T40">V technickém textu píšeme čísly a oddělujeme po trojicích, např.: Procesor zvládne 6 000 000 otáček za sekundu</text:span><text:span text:style-name="T40"/></text:p>
        </text:list-item>
        <text:list-item>
          <text:p text:style-name="P29" loext:marker-style-name="T40"><text:span text:style-name="T40">V běžném textu píšeme slovně, např.: šest milionů otáček za sekundu</text:span><text:span text:style-name="T40"/></text:p>
        </text:list-item>
        <text:list-item>
          <text:p text:style-name="P29" loext:marker-style-name="T40"><text:span text:style-name="T40">Datum se píše s mezerami za tečkou, např.: 1. 1. 1993</text:span><text:span text:style-name="T40"/></text:p>
        </text:list-item>
        <text:list-item>
          <text:p text:style-name="P29" loext:marker-style-name="T40"><text:span text:style-name="T40">Měna a fyzikální jednotky se oddělují pevnou nedělitelnou mezerou</text:span><text:span text:style-name="T40"/></text:p>
        </text:list-item>
        <text:list-item>
          <text:p text:style-name="P29" loext:marker-style-name="T40"><text:span text:style-name="T40">Stupně teploty se oddělují mezerou „12  °C“, stupně úhlů/alkoholu se neoddělují „90° rovinka“</text:span><text:span text:style-name="T40"/></text:p>
        </text:list-item>
        <text:list-item>
          <text:p text:style-name="P29" loext:marker-style-name="T40"><text:span text:style-name="T40">% se odděluje mezerou když slovo znamená podstatné jméno, pokud slovo znamená přídavné jméno % se neodděluje mezerou. Vyšlo to na 100  %, 50% džus</text:span><text:span text:style-name="T40"/></text:p>
        </text:list-item>
        <text:list-item>
          <text:p text:style-name="P29" loext:marker-style-name="T40"><text:span text:style-name="T40">Násobky se neoddělují mezerou. 16bitový 25krát</text:span><text:span text:style-name="T40"/></text:p>
        </text:list-item>
        <text:list-item>
          <text:p text:style-name="P29" loext:marker-style-name="T40"><text:span text:style-name="T40">Slovo viz není zkratka nepíše se tečka</text:span><text:span text:style-name="T40"/></text:p>
        </text:list-item>
        <text:list-item>
          <text:p text:style-name="P30" loext:marker-style-name="T40"><text:span text:style-name="T40">Zkratky z více slov spojené do jednoho slova se píší s jednou tečkou na konci (např. tj., nikoli t.j.)</text:span><text:span text:style-name="T40"/></text:p>
        </text:list-item>
      </text:list>
      <text:p text:style-name="P31" loext:marker-style-name="T38"/>
      <text:p text:style-name="P10" loext:marker-style-name="T52"><text:span text:style-name="T52">Odrážkové seznamy:</text:span><text:span text:style-name="T52"/></text:p>
      <text:p text:style-name="P32" loext:marker-style-name="T63"/>
      <text:list text:style-name="WWNum8">
        <text:list-item>
          <text:p text:style-name="P33" loext:marker-style-name="T38"><text:span text:style-name="T40">Tvoří-li seznam </text:span><text:span text:style-name="T41">souvislé věty</text:span><text:span text:style-name="T40">, začínáme je </text:span><text:span text:style-name="T41">velkým písmenem </text:span><text:span text:style-name="T40">a </text:span><text:span text:style-name="T41">končíme tečkou</text:span></text:p>
        </text:list-item>
      </text:list>
      <text:p text:style-name="P21" loext:marker-style-name="T51"/>
      <text:list text:continue-numbering="true" text:style-name="WWNum8">
        <text:list-item>
          <text:p text:style-name="P33" loext:marker-style-name="T38"><text:span text:style-name="T40">V heslovitých seznamech oddělujeme </text:span><text:span text:style-name="T41">jednotlivé odrážky středníky </text:span><text:span text:style-name="T40">nebo </text:span><text:span text:style-name="T41">čárkami</text:span></text:p>
        </text:list-item>
      </text:list>
      <text:p text:style-name="P21" loext:marker-style-name="T51"/>
      <text:list text:continue-numbering="true" text:style-name="WWNum8">
        <text:list-item>
          <text:p text:style-name="P33" loext:marker-style-name="T40"><text:span text:style-name="T40">Na konci celého seznamu musí být vždy </text:span><text:span text:style-name="T41">tečka</text:span></text:p>
        </text:list-item>
      </text:list>
      <text:h text:style-name="Heading_20_2" text:outline-level="2" loext:marker-style-name="T6"><text:span text:style-name="T6">6.4. Textový dokument a jeho části, předtisková příprava a tisk, pokročilé nástroje MS Word</text:span><text:span text:style-name="T6"/></text:h>
      <text:h text:style-name="Heading_20_3" text:outline-level="3" loext:marker-style-name="T31"><text:span text:style-name="T31">vysvětlení</text:span><text:span text:style-name="T31"/></text:h>
      <text:p text:style-name="P10" loext:marker-style-name="T38"><text:span text:style-name="T48">Nadpis</text:span><text:span text:style-name="T39"> -</text:span><text:span text:style-name="T40"> slouží k orientaci v textu, používají se styly, bývají rozděleny </text:span><text:span text:style-name="T64">do více úrovní</text:span><text:span text:style-name="T40">, používá se </text:span><text:span text:style-name="T64">číslování</text:span><text:span text:style-name="T40"> (1.2.3., a)b)c), I.II.III.)</text:span></text:p>
      <text:p text:style-name="P10" loext:marker-style-name="T38"><text:span text:style-name="T48">Odstavec</text:span><text:span text:style-name="T39"> -</text:span><text:span text:style-name="T40"> je </text:span><text:span text:style-name="T64">souvislá část textu </text:span><text:span text:style-name="T40">ukončená znakem konce odstavce </text:span><text:span text:style-name="T64">Enter</text:span><text:span text:style-name="T40">, </text:span><text:span text:style-name="T64">řádkování 1,5</text:span><text:span text:style-name="T40">. Odstavec se zarovnává doleva, doprava, na střed, do bloku</text:span></text:p>
      <text:p text:style-name="P10" loext:marker-style-name="T38"><text:span text:style-name="T48">Seznamy</text:span><text:span text:style-name="T40"> - Odrážkové, číslované a víceúrovňové. Vytváří se </text:span><text:span text:style-name="T41">tabulátorem</text:span><text:span text:style-name="T40">.</text:span></text:p>
      <text:p text:style-name="P10" loext:marker-style-name="T38"><text:soft-page-break/><text:span text:style-name="T48">Tabulky</text:span><text:span text:style-name="T40"> - zobrazují </text:span><text:span text:style-name="T41">složitější strukturu dat</text:span><text:span text:style-name="T40">. Do záhlaví se píše </text:span><text:span text:style-name="T41">popis tabulky</text:span><text:span text:style-name="T40">. Do buněk se píší </text:span><text:span text:style-name="T41">data,</text:span><text:span text:style-name="T40"> dají se rozdělovat a slučovat.</text:span></text:p>
      <text:p text:style-name="P31" loext:marker-style-name="T38"/>
      <text:p text:style-name="P10" loext:marker-style-name="T38"><text:span text:style-name="T52">Vlastnosti stránky:</text:span><text:span text:style-name="T52"/></text:p>
      <text:list text:style-name="WWNum5">
        <text:list-item>
          <text:p text:style-name="P34" loext:marker-style-name="T53"><text:span text:style-name="T53">Rozměr</text:span><text:span text:style-name="T53"/></text:p>
        </text:list-item>
      </text:list>
      <text:p text:style-name="P35" loext:marker-style-name="T65"/>
      <text:list text:continue-numbering="true" text:style-name="WWNum5">
        <text:list-item>
          <text:p text:style-name="P34" loext:marker-style-name="T53"><text:span text:style-name="T53">okraje (25 mm)</text:span><text:span text:style-name="T53"/></text:p>
        </text:list-item>
      </text:list>
      <text:p text:style-name="P35" loext:marker-style-name="T65"/>
      <text:list text:continue-numbering="true" text:style-name="WWNum5">
        <text:list-item>
          <text:p text:style-name="P34" loext:marker-style-name="T53"><text:span text:style-name="T53">záhlaví</text:span><text:span text:style-name="T53"/></text:p>
        </text:list-item>
      </text:list>
      <text:p text:style-name="P35" loext:marker-style-name="T65"/>
      <text:list text:continue-numbering="true" text:style-name="WWNum5">
        <text:list-item>
          <text:p text:style-name="P34" loext:marker-style-name="T53"><text:span text:style-name="T53">zápatí</text:span><text:span text:style-name="T53"/></text:p>
        </text:list-item>
      </text:list>
      <text:p text:style-name="P35" loext:marker-style-name="T65"/>
      <text:list text:continue-numbering="true" text:style-name="WWNum5">
        <text:list-item>
          <text:p text:style-name="P34" loext:marker-style-name="T53"><text:span text:style-name="T53">čísla stránek</text:span><text:span text:style-name="T53"/></text:p>
        </text:list-item>
      </text:list>
      <text:p text:style-name="P35" loext:marker-style-name="T65"/>
      <text:list text:continue-numbering="true" text:style-name="WWNum5">
        <text:list-item>
          <text:p text:style-name="P36" loext:marker-style-name="T53"><text:span text:style-name="T53">název kapitoly</text:span><text:span text:style-name="T53"/></text:p>
        </text:list-item>
      </text:list>
      <text:p text:style-name="P18" loext:marker-style-name="T47"/>
      <text:list text:style-name="WWNum9">
        <text:list-item>
          <text:p text:style-name="P37" loext:marker-style-name="T38"><text:span text:style-name="T48">Oddíly</text:span><text:span text:style-name="T39"> -</text:span><text:span text:style-name="T40"> </text:span><text:span text:style-name="T41">slouží k uspořádání dokumentu</text:span><text:span text:style-name="T40"> do logických celků</text:span></text:p>
        </text:list-item>
      </text:list>
      <text:p text:style-name="P21" loext:marker-style-name="T51"/>
      <text:list text:continue-numbering="true" text:style-name="WWNum9">
        <text:list-item>
          <text:p text:style-name="P37" loext:marker-style-name="T38"><text:span text:style-name="T48">Poznámka</text:span><text:span text:style-name="T39"> </text:span><text:span text:style-name="T48">pod</text:span><text:span text:style-name="T39"> </text:span><text:span text:style-name="T48">čarou</text:span><text:span text:style-name="T39"> -</text:span><text:span text:style-name="T40"> je </text:span><text:span text:style-name="T41">doplňující informace</text:span><text:span text:style-name="T40">, které rozšiřují a udávají hlavní text do souvislostí</text:span></text:p>
        </text:list-item>
      </text:list>
      <text:p text:style-name="P21" loext:marker-style-name="T51"/>
      <text:list text:continue-numbering="true" text:style-name="WWNum9">
        <text:list-item>
          <text:p text:style-name="P37" loext:marker-style-name="T38"><text:span text:style-name="T48">Vysvětlivky</text:span><text:span text:style-name="T39"> -</text:span><text:span text:style-name="T40"> se píší </text:span><text:span text:style-name="T41">na konci kapitoly</text:span><text:span text:style-name="T43"> </text:span><text:span text:style-name="T41">nebo oddílu</text:span></text:p>
        </text:list-item>
      </text:list>
      <text:p text:style-name="P21" loext:marker-style-name="T51"/>
      <text:list text:continue-numbering="true" text:style-name="WWNum9">
        <text:list-item>
          <text:p text:style-name="P37" loext:marker-style-name="T38"><text:span text:style-name="T48">Rejstřík</text:span><text:span text:style-name="T39"> -</text:span><text:span text:style-name="T40"> obsahuje </text:span><text:span text:style-name="T41">seznam pojmů</text:span><text:span text:style-name="T43"> </text:span><text:span text:style-name="T40">a </text:span><text:span text:style-name="T41">odkaz na číslo stránky</text:span></text:p>
        </text:list-item>
      </text:list>
      <text:p text:style-name="P21" loext:marker-style-name="T51"/>
      <text:list text:continue-numbering="true" text:style-name="WWNum9">
        <text:list-item>
          <text:p text:style-name="P37" loext:marker-style-name="T38"><text:span text:style-name="T48">Obsah</text:span><text:span text:style-name="T40"> - </text:span><text:span text:style-name="T41">lze vytvořit automaticky v MS Wordu</text:span><text:span text:style-name="T40">, pokud používáme styly pro nadpisy</text:span></text:p>
        </text:list-item>
      </text:list>
      <text:p text:style-name="P31" loext:marker-style-name="T38"/>
      <text:list text:continue-numbering="true" text:style-name="WWNum9">
        <text:list-item>
          <text:p text:style-name="P37" loext:marker-style-name="T38"><text:span text:style-name="T48">Styly</text:span><text:span text:style-name="T39"> -</text:span><text:span text:style-name="T40"> slouží pro </text:span><text:span text:style-name="T41">snadné a efektivní úpravy dokumentu</text:span><text:span text:style-name="T40">. Poskytují </text:span><text:span text:style-name="T41">formátovací pravidla</text:span><text:span text:style-name="T43"> </text:span><text:span text:style-name="T40">pro písmo, odstavec, tabulátory, číslování.</text:span></text:p>
        </text:list-item>
        <text:list-item>
          <text:p text:style-name="P37" loext:marker-style-name="T38"><text:span text:style-name="T48">Šablony</text:span><text:span text:style-name="T40"> - soubor, který se přiřazuje k </text:span><text:span text:style-name="T41">Word dokumentu</text:span><text:span text:style-name="T40">, obsahuje </text:span><text:span text:style-name="T41">předdefinované texty</text:span><text:span text:style-name="T43"> </text:span><text:span text:style-name="T40">např. </text:span><text:span text:style-name="T41">adresy</text:span><text:span text:style-name="T40">, </text:span><text:span text:style-name="T41">záhlaví</text:span><text:span text:style-name="T40">, </text:span><text:span text:style-name="T41">grafiku</text:span><text:span text:style-name="T43"> </text:span><text:span text:style-name="T40">(</text:span><text:span text:style-name="T41">loga</text:span><text:span text:style-name="T40">, </text:span><text:span text:style-name="T41">razítka</text:span><text:span text:style-name="T40">), klávesové zkratky. Globální šablona </text:span><text:span text:style-name="T50">NORMAL.DOTM</text:span><text:span text:style-name="T43"> </text:span><text:span text:style-name="T40">= základní nastavení</text:span></text:p>
        </text:list-item>
      </text:list>
      <text:p text:style-name="P31" loext:marker-style-name="T38"/>
      <text:p text:style-name="P10" loext:marker-style-name="T38"><text:span text:style-name="T40">Word obsahuje funkci </text:span><text:span text:style-name="T41">automatické </text:span><text:span text:style-name="T50">kontroly pravopisu</text:span><text:span text:style-name="T41"> a gramatiky</text:span><text:span text:style-name="T40"> pro různé jazyky. Neznámá slova podtržená </text:span><text:span text:style-name="T66">červeně</text:span><text:span text:style-name="T40">, chyby podtrženě </text:span><text:span text:style-name="T67">zeleně</text:span><text:span text:style-name="T68">.</text:span></text:p>
      <text:p text:style-name="P10" loext:marker-style-name="T38"><text:span text:style-name="T40">Funkce </text:span><text:span text:style-name="T39">revize</text:span><text:span text:style-name="T40"> = </text:span><text:span text:style-name="T41">pro víceuživatelskou práci na jednom dokumentu</text:span><text:span text:style-name="T40">, umožňuje </text:span><text:span text:style-name="T41">náhled změn</text:span><text:span text:style-name="T40">, vyznačené </text:span><text:span text:style-name="T41">rozdílnými barvami</text:span><text:span text:style-name="T40">, změny mohou být </text:span><text:span text:style-name="T41">přijmuty nebo odmítnuty</text:span></text:p>
      <text:p text:style-name="P31" loext:marker-style-name="T38"/>
      <text:p text:style-name="P10" loext:marker-style-name="T38"><text:span text:style-name="T39">Hromadná korespondence</text:span><text:span text:style-name="T40"> </text:span><text:span text:style-name="T41">slouží k vytváření sady dokumentů</text:span><text:span text:style-name="T40">, např. </text:span><text:span text:style-name="T41">dopisů se stejným textem ale rozdílnými adresami</text:span><text:span text:style-name="T40">. Jedinečné údaje v každém dopise pocházejí ze zdroje dat</text:span></text:p>
      <text:p text:style-name="P10" loext:marker-style-name="T38"><text:span text:style-name="T39">Hlavní dokument</text:span><text:span text:style-name="T40"> </text:span><text:span text:style-name="T41">obsahuje totožnou grafiku a text</text:span><text:span text:style-name="T40">.</text:span></text:p>
      <text:p text:style-name="P10" loext:marker-style-name="T38"><text:span text:style-name="T39">Zdroj dat</text:span><text:span text:style-name="T40"> je </text:span><text:span text:style-name="T41">soubor obsahující informace</text:span><text:span text:style-name="T40">, </text:span><text:span text:style-name="T41">které chceme sloučit do dokumentu</text:span><text:span text:style-name="T43"> </text:span><text:span text:style-name="T40">(jsou to například </text:span><text:span text:style-name="T41">jména a adresy příjemců dopisu</text:span><text:span text:style-name="T40">). Zdrojem dat může být např. </text:span><text:span text:style-name="T41">excelovská tabulka</text:span><text:span text:style-name="T40">, soubor </text:span><text:span text:style-name="T41">CSV</text:span><text:span text:style-name="T40">. Po připojení hlavního dokumentu k datovému souboru můžeme přidat </text:span><text:span text:style-name="T41">zástupné symboly</text:span><text:span text:style-name="T40">, označující místo, kde se v každé kopii dokumentu </text:span><text:span text:style-name="T41">zobrazí jedinečné informace</text:span><text:span text:style-name="T40">.</text:span></text:p>
      <text:p text:style-name="P10" loext:marker-style-name="T38"><text:span text:style-name="T39">Makra</text:span><text:span text:style-name="T40"> ve wordu se vytváří pomocí </text:span><text:span text:style-name="T41">Visual Basic</text:span></text:p>
      <text:p text:style-name="P38" loext:marker-style-name="T39"/>
      <text:p text:style-name="P10" loext:marker-style-name="T52"><text:span text:style-name="T52">Tisk:</text:span><text:span text:style-name="T52"/></text:p>
      <text:p text:style-name="P10" loext:marker-style-name="T38"><text:span text:style-name="T40">Tiskne se z </text:span><text:span text:style-name="T50">PDFka</text:span><text:span text:style-name="T40"> v </text:span><text:span text:style-name="T50">CMYK</text:span><text:span text:style-name="T40"> barevném modelu, grafika by měla být v </text:span><text:span text:style-name="T41">nejvyšším rozlišení </text:span><text:span text:style-name="T40">alespoň </text:span><text:span text:style-name="T50">300dpi</text:span></text:p>
      <text:p text:style-name="P10" loext:marker-style-name="T38"><text:span text:style-name="T40">Tiskařské pojmy:</text:span><text:span text:style-name="T40"/></text:p>
      <text:list text:style-name="WWNum6">
        <text:list-item>
          <text:p text:style-name="P39" loext:marker-style-name="T40"><text:span text:style-name="T39">Ořezová značka</text:span><text:span text:style-name="T40"> je místo, kde má být dokument ořezán</text:span></text:p>
        </text:list-item>
      </text:list>
      <text:p text:style-name="P14" loext:marker-style-name="T42"/>
      <text:list text:continue-numbering="true" text:style-name="WWNum6">
        <text:list-item>
          <text:p text:style-name="P39" loext:marker-style-name="T40"><text:span text:style-name="T39">Spadávka</text:span><text:span text:style-name="T40"> je přesah obsahu přes ořezový rozměr</text:span></text:p>
        </text:list-item>
      </text:list>
      <text:p text:style-name="P14" loext:marker-style-name="T42"/>
      <text:list text:continue-numbering="true" text:style-name="WWNum6">
        <text:list-item>
          <text:p text:style-name="P40" loext:marker-style-name="T40"><text:span text:style-name="T39">Pasovací značky</text:span><text:span text:style-name="T40"> jsou malé terčíky na okraji papíru, které využívají tiskaři při tisku</text:span></text:p>
        </text:list-item>
      </text:list>
      <text:p text:style-name="P31" loext:marker-style-name="T38"><text:soft-page-break/></text:p>
      <text:p text:style-name="P10" loext:marker-style-name="T38"><text:span text:style-name="T39">PostScript</text:span><text:span text:style-name="T40"> je </text:span><text:span text:style-name="T41">specializovaný jazyk pro grafický popis stránky pro speciální tiskárny</text:span><text:span text:style-name="T40">. Od firmy </text:span><text:span text:style-name="T41">Adobe</text:span><text:span text:style-name="T40">. Je to </text:span><text:span text:style-name="T41">množina matematických příkazů</text:span><text:span text:style-name="T40">, která určuje, jak má být stránka rozvržena. Soubor </text:span><text:span text:style-name="T41">.ps</text:span></text:p>
      <text:p text:style-name="P10" loext:marker-style-name="T38"><text:span text:style-name="T40">speciální tiskárny: </text:span><text:span text:style-name="T50">RIP</text:span></text:p>
      <text:h text:style-name="Heading_20_2" text:outline-level="2" loext:marker-style-name="T6"><text:span text:style-name="T6">6.5. Elektronické knihy</text:span><text:span text:style-name="T6"/></text:h>
      <text:h text:style-name="Heading_20_3" text:outline-level="3" loext:marker-style-name="T31"><text:span text:style-name="T31">vysvětlení</text:span><text:span text:style-name="T31"/></text:h>
      <text:p text:style-name="P10" loext:marker-style-name="T37"><text:span text:style-name="T33">eBook, formáty </text:span><text:span text:style-name="T34">PDF</text:span><text:span text:style-name="T33">, </text:span><text:span text:style-name="T34">EPUB</text:span><text:span text:style-name="T33">, </text:span><text:span text:style-name="T34">HTML</text:span><text:span text:style-name="T33">, </text:span><text:span text:style-name="T69">např. </text:span><text:span text:style-name="T70">Amazon Kindle</text:span></text:p>
      <text:p text:style-name="P10" loext:marker-style-name="T37"><text:span text:style-name="T33">Používaní </text:span><text:span text:style-name="T71">elektronický papír</text:span><text:span text:style-name="T35"> </text:span><text:span text:style-name="T33">= </text:span><text:span text:style-name="T34">Plochý pasivní displej</text:span><text:span text:style-name="T33">, odráží světlo jako běžný papír a je </text:span><text:span text:style-name="T34">šetrnější k lidskému zraku</text:span><text:span text:style-name="T33">, má </text:span><text:span text:style-name="T34">nízkou spotřebu</text:span><text:span text:style-name="T33">.</text:span></text:p>
      <text:p text:style-name="P12" loext:marker-style-name="T37"/>
      <text:p text:style-name="P10" loext:marker-style-name="T37"><text:span text:style-name="T72">Programy pro tvorbu e-knih:</text:span><text:span text:style-name="T73"/></text:p>
      <text:p text:style-name="P10" loext:marker-style-name="T33"><text:span text:style-name="T74">OCR</text:span><text:span text:style-name="T75"> (Optical Character Recogintion)</text:span><text:span text:style-name="T33"> - </text:span><text:span text:style-name="T34">metoda skenování tradičních tiskovin</text:span><text:span text:style-name="T33">. Program analyzuje strukturu dokumentu. Rozdělí stránku na </text:span><text:span text:style-name="T34">textové bloky</text:span><text:span text:style-name="T33">, </text:span><text:span text:style-name="T34">tabulky</text:span><text:span text:style-name="T33">, </text:span><text:span text:style-name="T34">obrázky</text:span><text:span text:style-name="T33">. Řádky jsou rozděleny do slov a ty potom do znaků. Program je porovná se sadou vzorových obrazů. </text:span></text:p>
      <text:p text:style-name="P41" loext:marker-style-name="T76"/>
      <text:p text:style-name="P10" loext:marker-style-name="T37"><text:span text:style-name="T69">Aplikace:</text:span><text:span text:style-name="T77"> </text:span><text:span text:style-name="T70">ABBYY FineReader</text:span></text:p>
      <text:p text:style-name="P10" loext:marker-style-name="T37"><text:span text:style-name="T33">Program pro správu e-knih </text:span><text:span text:style-name="T70">Calibre</text:span></text:p>
      <text:p text:style-name="P10" loext:marker-style-name="T37"><text:span text:style-name="T33">Výhodami elektronických knih a čteček:</text:span><text:span text:style-name="T78"/></text:p>
      <text:p text:style-name="P10" loext:marker-style-name="T37"><text:span text:style-name="T33">Úspora materiálu i místa, možnost změny velikosti a typu písma, převod textu do mluvené podoby, čtení i při slabém osvětlení, jednoduché vytváření kopií, rychlá dostupnost na, doplnění textu o odkazy.</text:span><text:span text:style-name="T7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Subtitle" style:family="paragraph" style:parent-style-name="Standard" style:next-style-name="Standard" loext:linked-style-name="Podnadpis_20_Char" style:class="chapter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language-asian="cs" style:country-asian="CZ" style:font-weight-asian="bold" style:font-name-complex="Arial1" style:font-family-complex="Arial" style:font-family-generic-complex="system" style:font-pitch-complex="variable" style:font-size-complex="22pt"/>
    </style:style>
    <style:style style:name="No_20_Spacing" style:display-name="No Spacing" style:family="paragraph">
      <style:paragraph-properties fo:margin-top="0in" fo:margin-bottom="0in" style:contextual-spacing="false" fo:line-height="100%" fo:text-align="left" style:justify-single-word="false" fo:orphans="2" fo:widows="2" style:writing-mode="lr-tb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cs" style:country-asian="CZ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Text_20_bubliny_20_Char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Podnadpis_20_Char" style:display-name="Podnadpis Char" style:family="text" style:parent-style-name="Default_20_Paragraph_20_Font" loext:linked-style-name="Subtitle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language-asian="cs" style:country-asian="CZ" style:font-weight-asian="bold" style:font-name-complex="Arial1" style:font-family-complex="Arial" style:font-family-generic-complex="system" style:font-pitch-complex="variable" style:font-size-complex="22pt"/>
    </style:style>
    <style:style style:name="Text_20_bubliny_20_Char" style:display-name="Text bubliny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Calibri" fo:font-family="Calibri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3945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meta:editing-cycles>12</meta:editing-cycles>
    <meta:print-date>2023-05-13T10:41:00</meta:print-date>
    <meta:creation-date>2023-04-06T22:20:00</meta:creation-date>
    <dc:date>2026-04-22T16:42:59.027007605</dc:date>
    <meta:editing-duration>PT3H16M33S</meta:editing-duration>
    <meta:generator>LibreOffice/26.2.2.2$Linux_X86_64 LibreOffice_project/620$Build-2</meta:generator>
    <meta:document-statistic meta:table-count="0" meta:image-count="0" meta:object-count="0" meta:page-count="5" meta:paragraph-count="119" meta:word-count="1359" meta:character-count="8623" meta:non-whitespace-character-count="7411"/>
    <meta:user-defined meta:name="AppVersion">16.0000</meta:user-defined>
    <meta:template xlink:type="simple" xlink:actuate="onRequest" xlink:title="Normal.dotm" xlink:href=""/>
  </office:meta>
</office:document-meta>
</file>